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 fo:padding="0.049cm" fo:border="0.002cm solid #000000" style:shadow="none"/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dio amateur</text:p>
      <text:p text:style-name="Standard"/>
      <text:h text:style-name="Heading_20_1" text:outline-level="1">Installer un panadapter SDR sur un Yaesu FT-101ZD</text:h>
      <text:p text:style-name="Standard">Comment transformer un vieux TX en récupérant la sortie FI, et afficher le spectre sur l'écran d'un PC. Ca permet de donner un coup de jeune à un vieux TX.</text:p>
      <text:p text:style-name="Standard"/>
      <text:p text:style-name="Standard"><text:a xlink:type="simple" xlink:href="https://www.youtube.com/watch?v=qKhMx-_BAHw" text:style-name="Internet_20_link" text:visited-style-name="Visited_20_Internet_20_Link">https://www.youtube.com/watch?v=qKhMx-_BAHw</text:a></text:p>
      <text:p text:style-name="Standard"/>
      <text:p text:style-name="Standard">Et l'article de blog qui va avec</text:p>
      <text:p text:style-name="Standard"><text:a xlink:type="simple" xlink:href="https://www.leradioscope.fr/blog/632-transformez-votre-vieux-clou-en-transceiver-sdr" text:style-name="Internet_20_link" text:visited-style-name="Visited_20_Internet_20_Link">https://www.leradioscope.fr/blog/632-transformez-votre-vieux-clou-en-transceiver-sdr</text:a></text:p>
      <text:p text:style-name="Standard"/>
      <text:p text:style-name="Standard">Un autre article sur le même sujet</text:p>
      <text:p text:style-name="Standard"><text:a xlink:type="simple" xlink:href="https://on5vl.org/sdr-play-et-sdr-uno/" text:style-name="Internet_20_link" text:visited-style-name="Visited_20_Internet_20_Link">https://on5vl.org/sdr-play-et-sdr-uno/</text:a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24T17:36:06.68</meta:creation-date>
    <dc:date>2021-12-12T19:52:36.80</dc:date>
    <meta:editing-duration>P16DT13H16M16S</meta:editing-duration>
    <meta:editing-cycles>241</meta:editing-cycles>
    <meta:generator>OpenOffice/4.1.9$Win32 OpenOffice.org_project/419m1$Build-9805</meta:generator>
    <meta:document-statistic meta:table-count="0" meta:image-count="0" meta:object-count="0" meta:page-count="1" meta:paragraph-count="8" meta:word-count="57" meta:character-count="448"/>
  </office:meta>
</office:document-meta>
</file>